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202a" officeooo:paragraph-rsid="002f202a"/>
    </style:style>
    <style:style style:name="P2" style:family="paragraph" style:parent-style-name="Heading_20_3">
      <style:text-properties officeooo:rsid="002e7d73" officeooo:paragraph-rsid="002e7d73"/>
    </style:style>
    <style:style style:name="P3" style:family="paragraph" style:parent-style-name="Heading_20_2">
      <style:text-properties officeooo:paragraph-rsid="002f6c64"/>
    </style:style>
    <style:style style:name="P4" style:family="paragraph" style:parent-style-name="Text_20_body">
      <style:text-properties officeooo:rsid="0030c75d" officeooo:paragraph-rsid="0030c75d"/>
    </style:style>
    <style:style style:name="P5" style:family="paragraph" style:parent-style-name="Text_20_body">
      <style:text-properties officeooo:rsid="003175de" officeooo:paragraph-rsid="003175de"/>
    </style:style>
    <style:style style:name="P6" style:family="paragraph" style:parent-style-name="Text_20_body">
      <style:text-properties officeooo:rsid="0031793e" officeooo:paragraph-rsid="0031793e"/>
    </style:style>
    <style:style style:name="P7" style:family="paragraph" style:parent-style-name="Text_20_body">
      <style:text-properties officeooo:rsid="0032b786" officeooo:paragraph-rsid="0032b786"/>
    </style:style>
    <style:style style:name="P8" style:family="paragraph" style:parent-style-name="Text_20_body">
      <style:text-properties officeooo:rsid="003305d2" officeooo:paragraph-rsid="003305d2"/>
    </style:style>
    <style:style style:name="P9" style:family="paragraph" style:parent-style-name="Text_20_body">
      <style:text-properties officeooo:rsid="003427d0" officeooo:paragraph-rsid="003427d0"/>
    </style:style>
    <style:style style:name="P10" style:family="paragraph" style:parent-style-name="Heading_20_1" style:master-page-name="Right_20_Page">
      <style:paragraph-properties style:page-number="auto"/>
      <style:text-properties officeooo:rsid="003427d0" officeooo:paragraph-rsid="003427d0"/>
    </style:style>
    <style:style style:name="P11" style:family="paragraph" style:parent-style-name="Heading_20_3">
      <style:text-properties officeooo:rsid="0032b786" officeooo:paragraph-rsid="0032b786"/>
    </style:style>
    <style:style style:name="P12" style:family="paragraph" style:parent-style-name="Heading_20_3">
      <style:paragraph-properties fo:margin-top="0.101cm" fo:margin-bottom="0.101cm" loext:contextual-spacing="false"/>
    </style:style>
    <style:style style:name="P13" style:family="paragraph" style:parent-style-name="Heading_20_3">
      <style:paragraph-properties fo:margin-top="0.199cm" fo:margin-bottom="0.199cm" loext:contextual-spacing="false"/>
    </style:style>
    <style:style style:name="T1" style:family="text">
      <style:text-properties officeooo:rsid="002f6c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t Came Upon A Midnight Clear</text:h>
      <text:p text:style-name="Heading_20_2">(Edmund Sears)</text:p>
      <text:p text:style-name="P12">[VERSE 1]</text:p>
      <text:p text:style-name="P9"><text:s text:c="3"/>D <text:s text:c="5"/>G <text:s text:c="3"/>D <text:s text:c="13"/></text:p>
      <text:p text:style-name="P9">It came upon a midnight clear </text:p>
      <text:p text:style-name="P9"><text:s text:c="5"/>G <text:s text:c="7"/>E7 <text:s text:c="5"/>A7</text:p>
      <text:p text:style-name="P9">that glorious song of old</text:p>
      <text:p text:style-name="P9"><text:s text:c="5"/>D <text:s text:c="5"/>G <text:s text:c="6"/>D <text:s text:c="13"/></text:p>
      <text:p text:style-name="P9">From angels bending near the earth </text:p>
      <text:p text:style-name="P9"><text:s text:c="3"/>G <text:s text:c="10"/>A7 <text:s text:c="6"/>D</text:p>
      <text:p text:style-name="P9">to touch their harps of gold</text:p>
      <text:p text:style-name="P9"><text:s text:c="7"/>F#7 <text:s text:c="15"/>Bm <text:s text:c="9"/></text:p>
      <text:p text:style-name="P9">"Peace on the earth, good will to men </text:p>
      <text:p text:style-name="P9"><text:s text:c="5"/>A <text:s text:c="11"/>E7 <text:s text:c="6"/>A</text:p>
      <text:p text:style-name="P9">from heaven's all gracious King;"</text:p>
      <text:p text:style-name="P9"><text:s text:c="4"/>D <text:s text:c="7"/>G <text:s text:c="5"/>D <text:s text:c="12"/></text:p>
      <text:p text:style-name="P9">The world in solemn stillness lay </text:p>
      <text:p text:style-name="P9"><text:s text:c="3"/>G <text:s text:c="7"/>A7 <text:s text:c="4"/>D</text:p>
      <text:p text:style-name="P9">to hear the angels sing</text:p>
      <text:p text:style-name="P12">[VERSE 2]</text:p>
      <text:p text:style-name="P9"><text:s text:c="6"/>D <text:s text:c="10"/>G <text:s text:c="5"/>D <text:s text:c="14"/></text:p>
      <text:p text:style-name="P9">Still through the cloven skies they come </text:p>
      <text:p text:style-name="P9"><text:s text:c="5"/>G <text:s text:c="7"/>E7 <text:s text:c="5"/>A7</text:p>
      <text:p text:style-name="P9">with peaceful wings unfurled,</text:p>
      <text:p text:style-name="P9"><text:s text:c="4"/>D <text:s text:c="10"/>G <text:s text:c="7"/>D <text:s text:c="11"/></text:p>
      <text:p text:style-name="P9">And still their heavenly music floats </text:p>
      <text:p text:style-name="P9"><text:s text:c="5"/>G <text:s text:c="6"/>A7 <text:s text:c="3"/>D</text:p>
      <text:p text:style-name="P9">o'er all the weary world</text:p>
      <text:p text:style-name="P9"><text:s text:c="2"/>F#7 <text:s text:c="12"/>Bm <text:s text:c="10"/></text:p>
      <text:p text:style-name="P9">Above its sad and lowly plains </text:p>
      <text:p text:style-name="P9"><text:s text:c="5"/>A <text:s text:c="6"/>E7 <text:s text:c="6"/>A</text:p>
      <text:p text:style-name="P9">they bend on hovering wing;</text:p>
      <text:p text:style-name="P9"><text:s text:c="4"/>D <text:s text:c="3"/>G <text:s text:c="7"/>D <text:s text:c="11"/></text:p>
      <text:p text:style-name="P9">And ever o'er its Babel sounds </text:p>
      <text:p text:style-name="P9"><text:s text:c="4"/>G <text:s text:c="7"/>A7 <text:s text:c="4"/>D</text:p>
      <text:p text:style-name="P9">the blessed angels sing.</text:p>
      <text:p text:style-name="Heading_20_3"><text:soft-page-break/>[VERSE 3]</text:p>
      <text:p text:style-name="P9"><text:s text:c="2"/>D <text:s text:c="4"/>G <text:s text:c="11"/>D <text:s text:c="12"/></text:p>
      <text:p text:style-name="P9">O ye, beneath life's crushing load </text:p>
      <text:p text:style-name="P9"><text:s text:c="6"/>G <text:s text:c="8"/>E7 <text:s text:c="5"/>A</text:p>
      <text:p text:style-name="P9">whose forms are bending low,</text:p>
      <text:p text:style-name="P9"><text:s text:c="4"/>D <text:s text:c="4"/>G <text:s text:c="7"/>D <text:s text:c="11"/></text:p>
      <text:p text:style-name="P9">Who toil along the climbing way </text:p>
      <text:p text:style-name="P9"><text:s text:c="5"/>G <text:s text:c="6"/>A7 <text:s text:c="7"/>D</text:p>
      <text:p text:style-name="P9">with painful steps and slow</text:p>
      <text:p text:style-name="P9"><text:s text:c="5"/>F#7 <text:s text:c="14"/>Bm <text:s text:c="10"/></text:p>
      <text:p text:style-name="P9">Look now! for glad and golden hours </text:p>
      <text:p text:style-name="P9"><text:s text:c="5"/>A <text:s text:c="8"/>E7 <text:s text:c="4"/>A</text:p>
      <text:p text:style-name="P9">come swi-iftly on the wing;</text:p>
      <text:p text:style-name="P9"><text:s text:c="2"/>D <text:s text:c="3"/>G <text:s text:c="9"/>D <text:s text:c="9"/></text:p>
      <text:p text:style-name="P9">O rest beside the weary road </text:p>
      <text:p text:style-name="P9"><text:s text:c="4"/>G <text:s text:c="7"/>A7 <text:s text:c="4"/>D</text:p>
      <text:p text:style-name="P9">and hear the angels sing</text:p>
      <text:p text:style-name="Heading_20_3">[VERSE 4]</text:p>
      <text:p text:style-name="P9"><text:s text:c="4"/>D <text:s text:c="6"/>G <text:s text:c="7"/>D <text:s text:c="11"/></text:p>
      <text:p text:style-name="P9">For Lo, the days are hastening on </text:p>
      <text:p text:style-name="P9"><text:s text:c="3"/>G <text:s text:c="6"/>E7 <text:s text:c="7"/>A</text:p>
      <text:p text:style-name="P9">by prophet bards foretold</text:p>
      <text:p text:style-name="P9"><text:s text:c="5"/>D <text:s text:c="7"/>G <text:s text:c="3"/>D <text:s text:c="13"/></text:p>
      <text:p text:style-name="P9">When with the ever-circling years </text:p>
      <text:p text:style-name="P9"><text:s text:c="6"/>G <text:s text:c="8"/>A7 <text:s text:c="4"/>D</text:p>
      <text:p text:style-name="P9">comes round the age of gold</text:p>
      <text:p text:style-name="P9"><text:s text:c="5"/>F#7 <text:s text:c="13"/>Bm <text:s text:c="12"/></text:p>
      <text:p text:style-name="P9">When peace shall over all the Earth, </text:p>
      <text:p text:style-name="P9"><text:s text:c="4"/>A <text:s text:c="6"/>E7 <text:s text:c="8"/>A</text:p>
      <text:p text:style-name="P9">its ancient splendours fling</text:p>
      <text:p text:style-name="P9"><text:s text:c="4"/>D <text:s text:c="8"/>G <text:s text:c="9"/>D <text:s text:c="12"/></text:p>
      <text:p text:style-name="P9">And the whole world give back the song </text:p>
      <text:p text:style-name="P9"><text:s text:c="6"/>G <text:s text:c="6"/>A7 <text:s text:c="4"/>D</text:p>
      <text:p text:style-name="P9">which now the angels 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1M57S</meta:editing-duration>
    <meta:editing-cycles>40</meta:editing-cycles>
    <meta:generator>LibreOffice/5.3.6.1$MacOSX_X86_64 LibreOffice_project/686f202eff87ef707079aeb7f485847613344eb7</meta:generator>
    <dc:title>Lyrics + Chords</dc:title>
    <dc:date>2017-11-24T09:40:03.044390000</dc:date>
    <meta:print-date>2017-04-03T12:23:29.985893000</meta:print-date>
    <meta:document-statistic meta:table-count="0" meta:image-count="0" meta:object-count="0" meta:page-count="2" meta:paragraph-count="70" meta:word-count="289" meta:character-count="1982" meta:non-whitespace-character-count="100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